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465" officeooo:paragraph-rsid="00034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lleik Su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1:37:42.015805636</meta:creation-date>
    <dc:date>2020-02-12T11:38:29.065555330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